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500000018D000001C28FB7ABB4B41599DF.svg" manifest:media-type="image/svg+xml"/>
  <manifest:file-entry manifest:full-path="Pictures/100004D1000001A7000001A77CE9835EB8AFDFFF.svg" manifest:media-type="image/svg+xml"/>
  <manifest:file-entry manifest:full-path="Pictures/1000039200000158000001C25DA9102B08256EE2.svg" manifest:media-type="image/svg+xml"/>
  <manifest:file-entry manifest:full-path="Pictures/1000047100000158000001C26B4C43E4297162A8.svg" manifest:media-type="image/svg+xml"/>
  <manifest:file-entry manifest:full-path="Pictures/100002010000000D00000011C31573F88E491DF8.png" manifest:media-type="image/png"/>
  <manifest:file-entry manifest:full-path="Pictures/10000201000000100000001054AFE9E0CE772381.png" manifest:media-type="image/png"/>
  <manifest:file-entry manifest:full-path="Pictures/100002010000000D00000011A5CD3021B5906EAD.png" manifest:media-type="image/png"/>
  <manifest:file-entry manifest:full-path="Pictures/100004FF000001A7000001A7A2CB2D8FD5BF1E61.svg" manifest:media-type="image/svg+xml"/>
  <manifest:file-entry manifest:full-path="Pictures/100002010000001000000010779D6E33B0B723C3.png" manifest:media-type="image/png"/>
  <manifest:file-entry manifest:full-path="Pictures/100002010000000F0000001199226C3B494F8E12.png" manifest:media-type="image/png"/>
  <manifest:file-entry manifest:full-path="Pictures/100003A8000001C2000001C21738A4755077ED82.svg" manifest:media-type="image/svg+xml"/>
  <manifest:file-entry manifest:full-path="Pictures/100002010000001100000011E427DE47FEDBA652.png" manifest:media-type="image/png"/>
  <manifest:file-entry manifest:full-path="Pictures/100003A7000001C2000001C20107ED11135DFE5D.svg" manifest:media-type="image/svg+xml"/>
  <manifest:file-entry manifest:full-path="Pictures/100002010000001100000011E4176FEDD7F46759.png" manifest:media-type="image/png"/>
  <manifest:file-entry manifest:full-path="Pictures/1000032400000172000001A77C8841DC1B919466.svg" manifest:media-type="image/svg+xml"/>
  <manifest:file-entry manifest:full-path="Pictures/100002010000000E000000108E7CE263D4964B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4.146cm" fo:min-width="4.54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.9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151cm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338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25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0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-color="#cccccc" draw:textarea-vertical-align="middle" draw:auto-grow-height="false" fo:min-height="2.051cm" fo:min-width="2.201cm"/>
    </style:style>
    <style:style style:name="gr9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0.751cm" fo:min-width="0.54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1.209cm" fo:min-width="1.022cm" fo:padding-top="0.177cm" fo:padding-bottom="0.177cm" fo:padding-left="0.302cm" fo:padding-right="0.30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642cm" fo:min-width="0.479cm" fo:padding-top="0.178cm" fo:padding-bottom="0.178cm" fo:padding-left="0.303cm" fo:padding-right="0.303cm"/>
    </style:style>
    <style:style style:name="gr1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10.164cm" fo:min-width="11.4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8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92cm" fo:min-width="1.678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6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21cm" fo:min-width="4.955cm"/>
    </style:style>
    <style:style style:name="gr32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9.315cm"/>
    </style:style>
    <style:style style:name="gr34" style:family="graphic" style:parent-style-name="standard">
      <style:graphic-properties draw:stroke="dash" draw:stroke-dash="Fine_20_Dotted" svg:stroke-width="0.106cm" svg:stroke-color="#999999" draw:marker-start-width="0.359cm" draw:marker-end-width="0.359cm" draw:fill="none" draw:textarea-horizontal-align="justify" draw:textarea-vertical-align="middle" draw:auto-grow-height="false" fo:min-height="10.164cm" fo:min-width="11.4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11.0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4.5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Courier New1" fo:font-size="28pt" fo:font-weight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999999" style:font-name="Courier New1" fo:font-size="40pt" fo:font-weight="bold"/>
    </style:style>
    <style:style style:name="P9" style:family="paragraph">
      <loext:graphic-properties draw:fill="none" draw:fill-color="#ffffff"/>
      <style:text-properties style:font-name="Courier New1" fo:font-weight="bold"/>
    </style:style>
    <style:style style:name="P10" style:family="paragraph">
      <loext:graphic-properties draw:fill="none"/>
      <style:paragraph-properties fo:text-align="center"/>
      <style:text-properties style:font-name="Courier New1" fo:font-weight="bold"/>
    </style:style>
    <style:style style:name="P11" style:family="paragraph">
      <loext:graphic-properties draw:fill="none" draw:fill-color="#ffffff"/>
      <style:text-properties style:font-name="Courier New1" fo:font-size="18pt" fo:font-weight="bold"/>
    </style:style>
    <style:style style:name="P12" style:family="paragraph">
      <loext:graphic-properties draw:fill="solid" draw:fill-color="#ffffff"/>
      <style:text-properties style:font-name="Courier New1" fo:font-size="18pt" fo:font-weight="bold"/>
    </style:style>
    <style:style style:name="T1" style:family="text">
      <style:text-properties fo:color="#666666" style:font-name="Courier New1" fo:font-size="28pt" fo:font-weight="bold"/>
    </style:style>
    <style:style style:name="T2" style:family="text">
      <style:text-properties fo:color="#999999" style:font-name="Courier New1" fo:font-size="40pt" fo:font-weight="bold"/>
    </style:style>
    <style:style style:name="T3" style:family="text">
      <style:text-properties style:font-name="Courier New1" fo:font-weight="bold"/>
    </style:style>
    <style:style style:name="T4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6.29cm" svg:x="1.7cm" svg:y="7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3.535cm" svg:y="9.5cm">
          <draw:text-box>
            <text:p text:style-name="P2"><text:span text:style-name="T1">IDEA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0.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12.1cm" svg:y="9.49cm">
          <draw:text-box>
            <text:p text:style-name="P2"><text:span text:style-name="T1">DRAFT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9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651cm" svg:height="2.503cm" svg:x="20.3cm" svg:y="9.587cm">
          <draw:text-box>
            <text:p text:style-name="P2"><text:span text:style-name="T1">RELEASE</text:span></text:p>
            <text:p text:style-name="P2"><text:span text:style-name="T1">state</text:span></text:p>
          </draw:text-box>
        </draw:frame>
        <draw:custom-shape draw:style-name="gr4" draw:text-style-name="P4" draw:layer="layout" svg:width="2.1cm" svg:height="1.4cm" svg:x="8.6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cm" svg:height="1.4cm" svg:x="17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6cm 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rashcan.svg" draw:style-name="gr7" draw:text-style-name="P1" draw:layer="layout" svg:width="1.5cm" svg:height="1.886cm" svg:x="4.4cm" svg:y="15.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13.2cm" svg:y="15.2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22.1cm" svg:y="15.3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ustom-shape draw:style-name="gr6" draw:text-style-name="P4" draw:layer="layout" svg:width="1.8cm" svg:height="1.4cm" draw:transform="rotate (-1.5707963267949) translate (5.9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14.7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23.6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7cm" svg:height="2.3cm" draw:transform="rotate (-0.172089464246641) translate (21.505cm 5.583cm)">
          <text:p/>
          <draw:enhanced-geometry svg:viewBox="0 0 21600 21600" draw:text-areas="0 0 21600 21600" draw:type="circular-arrow" draw:modifiers="124.66533946872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light-bulb.svg" draw:style-name="gr7" draw:text-style-name="P1" draw:layer="layout" svg:width="1.625cm" svg:height="2.129cm" svg:x="4.475cm" svg:y="3.5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2" draw:style-name="dp1" draw:master-page-name="Default">
        <draw:g xml:id="id10" draw:id="id10">
          <draw:g>
            <draw:g>
              <draw:custom-shape draw:style-name="gr9" draw:text-style-name="P5" xml:id="id1" draw:id="id1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" draw:id="id2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3" draw:id="id3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7cm" svg:x2="7.668cm" svg:y2="10.527cm" draw:start-shape="id1" draw:start-glue-point="10" draw:end-shape="id2" draw:end-glue-point="6" svg:d="M7086 10527h582" svg:viewBox="0 0 583 1">
                <text:p/>
              </draw:connector>
              <draw:connector draw:style-name="gr10" draw:text-style-name="P1" draw:layer="layout" draw:type="curve" svg:x1="7.086cm" svg:y1="10.527cm" svg:x2="7.668cm" svg:y2="11.086cm" draw:start-shape="id1" draw:start-glue-point="10" draw:end-shape="id3" draw:end-glue-point="6" svg:d="M7086 10527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3" draw:id="id13">
          <draw:custom-shape draw:style-name="gr9" draw:text-style-name="P5" xml:id="id4" draw:id="id4" draw:layer="layout" svg:width="0.231cm" svg:height="0.224cm" svg:x="11.502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5" draw:id="id5" draw:layer="layout" svg:width="0.231cm" svg:height="0.223cm" svg:x="11.502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5cm" svg:x2="11.734cm" svg:y2="13.225cm" draw:end-shape="id4" draw:end-glue-point="6" svg:d="M12326 13225h-592" svg:viewBox="0 0 593 1">
            <text:p/>
          </draw:connector>
          <draw:custom-shape draw:style-name="gr12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4cm" svg:y1="13.784cm" svg:x2="12.439cm" svg:y2="13.467cm" draw:start-shape="id5" draw:start-glue-point="6" draw:end-shape="id6" draw:end-glue-point="7" svg:d="M11734 13784c470 0 705-105 705-317" svg:viewBox="0 0 706 318">
            <text:p/>
          </draw:connector>
          <draw:custom-shape draw:style-name="gr15" draw:text-style-name="P7" xml:id="id6" draw:id="id6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11" draw:id="id11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g>
              <draw:custom-shape draw:style-name="gr9" draw:text-style-name="P5" xml:id="id7" draw:id="id7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8" draw:id="id8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9" draw:id="id9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7cm" svg:x2="18.989cm" svg:y2="10.527cm" draw:start-shape="id7" draw:start-glue-point="10" draw:end-shape="id8" draw:end-glue-point="6" svg:d="M19570 10527h-581" svg:viewBox="0 0 582 1">
                <text:p/>
              </draw:connector>
              <draw:connector draw:style-name="gr10" draw:text-style-name="P1" draw:layer="layout" draw:type="curve" svg:x1="19.57cm" svg:y1="10.527cm" svg:x2="18.989cm" svg:y2="11.086cm" draw:start-shape="id7" draw:start-glue-point="10" draw:end-shape="id9" draw:end-glue-point="6" svg:d="M19570 10527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5cm" svg:x2="18.409cm" svg:y2="10.75cm" draw:start-shape="id10" draw:start-glue-point="1" svg:d="M8248 10750h10161" svg:viewBox="0 0 10162 1">
          <text:p/>
        </draw:connector>
        <draw:connector draw:style-name="gr16" draw:text-style-name="P1" draw:layer="layout" draw:type="curve" svg:x1="7.435cm" svg:y1="11.532cm" svg:x2="8.561cm" svg:y2="13.45cm" draw:start-shape="id10" draw:start-glue-point="2" draw:end-shape="id11" draw:end-glue-point="6" svg:d="M7435 11532c0 1279 375 1918 1126 1918" svg:viewBox="0 0 1127 1919">
          <text:p/>
        </draw:connector>
        <draw:custom-shape draw:style-name="gr9" draw:text-style-name="P5" xml:id="id19" draw:id="id19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5cm" svg:x2="11.164cm" svg:y2="13.448cm" draw:start-shape="id12" draw:start-glue-point="10" draw:end-shape="id13" draw:end-glue-point="3" svg:d="M10368 13450c576 0 178-2 796-2" svg:viewBox="0 0 797 3">
          <text:p/>
        </draw:connector>
        <draw:g xml:id="id14" draw:id="id14">
          <draw:custom-shape draw:style-name="gr18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3cm" svg:x2="19.222cm" svg:y2="11.532cm" draw:start-shape="id14" draw:start-glue-point="0" draw:end-shape="id15" draw:end-glue-point="2" svg:d="M19221 12453l1-921" svg:viewBox="0 0 2 922">
          <text:p/>
        </draw:connector>
        <draw:connector draw:style-name="gr17" draw:text-style-name="P1" draw:layer="layout" draw:type="line" svg:x1="12.79cm" svg:y1="13.448cm" svg:x2="15.613cm" svg:y2="13.429cm" draw:start-shape="id13" draw:start-glue-point="1" svg:d="M12790 13448l2823-19" svg:viewBox="0 0 2824 20">
          <text:p/>
        </draw:connector>
        <draw:custom-shape draw:style-name="gr9" draw:text-style-name="P5" xml:id="id16" draw:id="id16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7" draw:id="id17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8" draw:id="id18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5cm" svg:x2="16.421cm" svg:y2="13.45cm" draw:start-shape="id16" draw:start-glue-point="10" draw:end-shape="id17" draw:end-glue-point="6" svg:d="M15969 13450h452" svg:viewBox="0 0 453 1">
          <text:p/>
        </draw:connector>
        <draw:connector draw:style-name="gr17" draw:text-style-name="P1" draw:layer="layout" draw:type="line" svg:x1="16.782cm" svg:y1="13.45cm" svg:x2="17.234cm" svg:y2="13.45cm" draw:start-shape="id17" draw:start-glue-point="10" draw:end-shape="id18" draw:end-glue-point="6" svg:d="M16782 13450h452" svg:viewBox="0 0 453 1">
          <text:p/>
        </draw:connector>
        <draw:connector draw:style-name="gr17" draw:text-style-name="P1" draw:layer="layout" draw:type="line" svg:x1="17.595cm" svg:y1="13.45cm" svg:x2="18.137cm" svg:y2="13.451cm" draw:start-shape="id18" draw:start-glue-point="10" draw:end-shape="id14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1cm" svg:x2="13.319cm" svg:y2="13.448cm">
          <text:p/>
        </draw:line>
        <draw:connector draw:style-name="gr17" draw:text-style-name="P1" draw:layer="layout" draw:type="line" svg:x1="8.922cm" svg:y1="13.45cm" svg:x2="9.284cm" svg:y2="13.45cm" draw:start-shape="id11" draw:start-glue-point="10" draw:end-shape="id19" draw:end-glue-point="6" svg:d="M8922 13450h362" svg:viewBox="0 0 363 1">
          <text:p/>
        </draw:connector>
        <draw:connector draw:style-name="gr17" draw:text-style-name="P1" draw:layer="layout" draw:type="line" svg:x1="9.645cm" svg:y1="13.45cm" svg:x2="10.007cm" svg:y2="13.449cm" draw:start-shape="id19" draw:start-glue-point="10" draw:end-shape="id12" svg:d="M9645 13450l362-1" svg:viewBox="0 0 363 2">
          <text:p/>
        </draw:connector>
        <draw:line draw:style-name="gr19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6cm" svg:x2="14.854cm" svg:y2="13.463cm">
          <text:p/>
        </draw:line>
        <draw:line draw:style-name="gr19" draw:text-style-name="P1" draw:layer="layout" svg:x1="14.843cm" svg:y1="14.375cm" svg:x2="14.843cm" svg:y2="13.452cm">
          <text:p/>
        </draw:line>
        <draw:frame draw:name="trashcan.svg" draw:style-name="gr7" draw:text-style-name="P1" xml:id="id20" draw:id="id20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9cm" svg:x2="19.236cm" svg:y2="15.063cm" draw:start-shape="id14" draw:start-glue-point="2" draw:end-shape="id20" draw:end-glue-point="0" svg:d="M19221 14449l15 614" svg:viewBox="0 0 16 615">
          <text:p/>
        </draw:connector>
        <draw:connector draw:style-name="gr20" draw:text-style-name="P1" draw:layer="layout" draw:type="line" svg:x1="20.035cm" svg:y1="10.75cm" svg:x2="25.929cm" svg:y2="10.753cm" draw:start-shape="id15" draw:start-glue-point="1" svg:d="M20035 10750l5894 3" svg:viewBox="0 0 5895 4">
          <text:p/>
        </draw:connector>
        <draw:custom-shape draw:style-name="gr21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8.969cm" svg:height="1.847cm" svg:x="9.6cm" svg:y="6.7cm">
          <draw:text-box>
            <text:p><text:span text:style-name="T2">IDEA STATE</text:span></text:p>
          </draw:text-box>
        </draw:frame>
        <draw:frame draw:style-name="gr23" draw:text-style-name="P9" draw:layer="layout" svg:width="2.407cm" svg:height="0.971cm" svg:x="22.7cm" svg:y="9.601cm">
          <draw:text-box>
            <text:p><text:span text:style-name="T3">DRAFT</text:span></text:p>
          </draw:text-box>
        </draw:frame>
        <draw:custom-shape draw:style-name="gr24" draw:text-style-name="P10" xml:id="id21" draw:id="id21" draw:layer="layout" svg:width="2.282cm" svg:height="2.146cm" svg:x="2.3cm" svg:y="9.7cm">
          <text:p text:style-name="P2"><text:span text:style-name="T3">AP</text:span></text:p>
          <text:p text:style-name="P2"><text:span text:style-name="T3">repo</text:span></text:p>
          <text:p text:style-name="P2"><text:span text:style-name="T3">setup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582cm" svg:y1="10.773cm" svg:x2="6.622cm" svg:y2="10.75cm" draw:start-shape="id21" draw:start-glue-point="1" draw:end-shape="id10" draw:end-glue-point="3" svg:d="M4582 10773l2040-23" svg:viewBox="0 0 2041 24">
          <text:p/>
        </draw:connector>
        <draw:connector draw:style-name="gr17" draw:text-style-name="P1" draw:layer="layout" draw:type="line" svg:x1="3.415cm" svg:y1="8.3cm" svg:x2="3.441cm" svg:y2="9.7cm" draw:end-shape="id21" svg:d="M3415 8300l26 1400" svg:viewBox="0 0 27 1401">
          <text:p/>
        </draw:connector>
        <draw:frame draw:style-name="gr25" draw:text-style-name="P9" draw:layer="layout" svg:width="2.026cm" svg:height="0.971cm" svg:x="2.4cm" svg:y="3.229cm">
          <draw:text-box>
            <text:p><text:span text:style-name="T3">idea</text:span></text:p>
          </draw:text-box>
        </draw:frame>
        <draw:frame draw:style-name="gr26" draw:text-style-name="P9" draw:layer="layout" svg:width="2.788cm" svg:height="0.971cm" svg:x="6.012cm" svg:y="9cm">
          <draw:text-box>
            <text:p><text:span text:style-name="T3">Branch</text:span></text:p>
          </draw:text-box>
        </draw:frame>
        <draw:frame draw:style-name="gr23" draw:text-style-name="P9" draw:layer="layout" svg:width="2.407cm" svg:height="0.971cm" svg:x="18.034cm" svg:y="8.929cm">
          <draw:text-box>
            <text:p><text:span text:style-name="T3">Merge</text:span></text:p>
          </draw:text-box>
        </draw:frame>
        <draw:frame draw:style-name="gr27" draw:text-style-name="P9" draw:layer="layout" svg:width="3.169cm" svg:height="1.691cm" svg:x="10.731cm" svg:y="11cm">
          <draw:text-box>
            <text:p><text:span text:style-name="T3">Pull</text:span></text:p>
            <text:p><text:span text:style-name="T3">Request</text:span></text:p>
          </draw:text-box>
        </draw:frame>
        <draw:frame draw:style-name="gr28" draw:text-style-name="P9" draw:layer="layout" svg:width="3.169cm" svg:height="0.971cm" svg:x="7.912cm" svg:y="13.7cm">
          <draw:text-box>
            <text:p><text:span text:style-name="T3">commits</text:span></text:p>
          </draw:text-box>
        </draw:frame>
        <draw:frame draw:style-name="gr29" draw:text-style-name="P9" draw:layer="layout" svg:width="2.788cm" svg:height="1.691cm" svg:x="12.3cm" svg:y="15.209cm">
          <draw:text-box>
            <text:p><text:span text:style-name="T3">Open </text:span></text:p>
            <text:p><text:span text:style-name="T3">Issues</text:span></text:p>
          </draw:text-box>
        </draw:frame>
        <draw:frame draw:style-name="gr29" draw:text-style-name="P9" draw:layer="layout" svg:width="2.788cm" svg:height="1.691cm" svg:x="15.612cm" svg:y="15.2cm">
          <draw:text-box>
            <text:p><text:span text:style-name="T3">Close </text:span></text:p>
            <text:p><text:span text:style-name="T3">Issues</text:span></text:p>
          </draw:text-box>
        </draw:frame>
        <draw:frame draw:style-name="gr26" draw:text-style-name="P9" draw:layer="layout" svg:width="2.788cm" svg:height="0.971cm" svg:x="19.6cm" svg:y="11.829cm">
          <draw:text-box>
            <text:p><text:span text:style-name="T3">Vote</text:span></text:p>
          </draw:text-box>
        </draw:frame>
        <draw:frame draw:style-name="gr23" draw:text-style-name="P9" draw:layer="layout" svg:width="2.407cm" svg:height="0.971cm" svg:x="18.035cm" svg:y="8.93cm">
          <draw:text-box>
            <text:p><text:span text:style-name="T3">Merge</text:span></text:p>
          </draw:text-box>
        </draw:frame>
        <draw:frame draw:name="bell.svg" draw:style-name="gr7" draw:text-style-name="P1" draw:layer="layout" svg:width="0.612cm" svg:height="0.7cm" svg:x="6.2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4.4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2cm" svg:y="9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388cm" svg:y="12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style-name="gr30" draw:text-style-name="P11" draw:layer="layout" svg:width="3.931cm" svg:height="0.971cm" svg:x="7.469cm" svg:y="12.3cm">
          <draw:text-box>
            <text:p><text:span text:style-name="T4">lone work</text:span></text:p>
          </draw:text-box>
        </draw:frame>
        <draw:frame draw:style-name="gr30" draw:text-style-name="P11" draw:layer="layout" svg:width="3.931cm" svg:height="0.971cm" svg:x="13.858cm" svg:y="12.466cm">
          <draw:text-box>
            <text:p><text:span text:style-name="T4">team work</text:span></text:p>
          </draw:text-box>
        </draw:frame>
        <draw:frame draw:style-name="gr31" draw:text-style-name="P12" draw:layer="layout" svg:width="5.455cm" svg:height="0.971cm" svg:x="2.742cm" svg:y="16.082cm">
          <draw:text-box>
            <text:p><text:span text:style-name="T4">announcements</text:span></text:p>
          </draw:text-box>
        </draw:frame>
        <draw:line draw:style-name="gr32" draw:text-style-name="P1" draw:layer="layout" svg:x1="6.2cm" svg:y1="15.8cm" svg:x2="6.5cm" svg:y2="12.8cm">
          <text:p/>
        </draw:line>
        <draw:line draw:style-name="gr32" draw:text-style-name="P1" draw:layer="layout" svg:x1="6.3cm" svg:y1="15.9cm" svg:x2="11.2cm" svg:y2="14.9cm">
          <text:p/>
        </draw:line>
        <draw:frame draw:name="light-bulb.svg" draw:style-name="gr7" draw:text-style-name="P1" draw:layer="layout" svg:width="3cm" svg:height="3.929cm" svg:x="1.8cm" svg:y="4.3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3" draw:style-name="dp1" draw:master-page-name="Default">
        <draw:g xml:id="id31" draw:id="id31">
          <draw:g>
            <draw:g>
              <draw:custom-shape draw:style-name="gr9" draw:text-style-name="P5" xml:id="id22" draw:id="id22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3" draw:id="id23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4" draw:id="id24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7cm" svg:x2="7.668cm" svg:y2="10.527cm" draw:start-shape="id22" draw:start-glue-point="10" draw:end-shape="id23" draw:end-glue-point="6" svg:d="M7086 10527h582" svg:viewBox="0 0 583 1">
                <text:p/>
              </draw:connector>
              <draw:connector draw:style-name="gr10" draw:text-style-name="P1" draw:layer="layout" draw:type="curve" svg:x1="7.086cm" svg:y1="10.527cm" svg:x2="7.668cm" svg:y2="11.086cm" draw:start-shape="id22" draw:start-glue-point="10" draw:end-shape="id24" draw:end-glue-point="6" svg:d="M7086 10527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34" draw:id="id34">
          <draw:custom-shape draw:style-name="gr9" draw:text-style-name="P5" xml:id="id25" draw:id="id25" draw:layer="layout" svg:width="0.231cm" svg:height="0.224cm" svg:x="11.502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26" draw:id="id26" draw:layer="layout" svg:width="0.231cm" svg:height="0.223cm" svg:x="11.502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5cm" svg:x2="11.734cm" svg:y2="13.225cm" draw:end-shape="id25" draw:end-glue-point="6" svg:d="M12326 13225h-592" svg:viewBox="0 0 593 1">
            <text:p/>
          </draw:connector>
          <draw:custom-shape draw:style-name="gr12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4cm" svg:y1="13.784cm" svg:x2="12.439cm" svg:y2="13.467cm" draw:start-shape="id26" draw:start-glue-point="6" draw:end-shape="id27" draw:end-glue-point="7" svg:d="M11734 13784c470 0 705-105 705-317" svg:viewBox="0 0 706 318">
            <text:p/>
          </draw:connector>
          <draw:custom-shape draw:style-name="gr15" draw:text-style-name="P7" xml:id="id27" draw:id="id27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32" draw:id="id32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g>
            <draw:g>
              <draw:custom-shape draw:style-name="gr9" draw:text-style-name="P5" xml:id="id28" draw:id="id28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9" draw:id="id29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30" draw:id="id30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7cm" svg:x2="18.989cm" svg:y2="10.527cm" draw:start-shape="id28" draw:start-glue-point="10" draw:end-shape="id29" draw:end-glue-point="6" svg:d="M19570 10527h-581" svg:viewBox="0 0 582 1">
                <text:p/>
              </draw:connector>
              <draw:connector draw:style-name="gr10" draw:text-style-name="P1" draw:layer="layout" draw:type="curve" svg:x1="19.57cm" svg:y1="10.527cm" svg:x2="18.989cm" svg:y2="11.086cm" draw:start-shape="id28" draw:start-glue-point="10" draw:end-shape="id30" draw:end-glue-point="6" svg:d="M19570 10527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5cm" svg:x2="18.409cm" svg:y2="10.75cm" draw:start-shape="id31" draw:start-glue-point="1" svg:d="M8248 10750h10161" svg:viewBox="0 0 10162 1">
          <text:p/>
        </draw:connector>
        <draw:connector draw:style-name="gr16" draw:text-style-name="P1" draw:layer="layout" draw:type="curve" svg:x1="7.435cm" svg:y1="11.532cm" svg:x2="8.561cm" svg:y2="13.45cm" draw:start-shape="id31" draw:start-glue-point="2" draw:end-shape="id32" draw:end-glue-point="6" svg:d="M7435 11532c0 1279 375 1918 1126 1918" svg:viewBox="0 0 1127 1919">
          <text:p/>
        </draw:connector>
        <draw:custom-shape draw:style-name="gr9" draw:text-style-name="P5" xml:id="id40" draw:id="id40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3" draw:id="id33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5cm" svg:x2="11.164cm" svg:y2="13.448cm" draw:start-shape="id33" draw:start-glue-point="10" draw:end-shape="id34" draw:end-glue-point="3" svg:d="M10368 13450c576 0 178-2 796-2" svg:viewBox="0 0 797 3">
          <text:p/>
        </draw:connector>
        <draw:g xml:id="id35" draw:id="id35">
          <draw:custom-shape draw:style-name="gr18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3cm" svg:x2="19.222cm" svg:y2="11.532cm" draw:start-shape="id35" draw:start-glue-point="0" draw:end-shape="id36" draw:end-glue-point="2" svg:d="M19221 12453l1-921" svg:viewBox="0 0 2 922">
          <text:p/>
        </draw:connector>
        <draw:connector draw:style-name="gr17" draw:text-style-name="P1" draw:layer="layout" draw:type="line" svg:x1="12.79cm" svg:y1="13.448cm" svg:x2="15.613cm" svg:y2="13.429cm" draw:start-shape="id34" draw:start-glue-point="1" svg:d="M12790 13448l2823-19" svg:viewBox="0 0 2824 20">
          <text:p/>
        </draw:connector>
        <draw:custom-shape draw:style-name="gr9" draw:text-style-name="P5" xml:id="id37" draw:id="id37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8" draw:id="id38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9" draw:id="id39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5cm" svg:x2="16.421cm" svg:y2="13.45cm" draw:start-shape="id37" draw:start-glue-point="10" draw:end-shape="id38" draw:end-glue-point="6" svg:d="M15969 13450h452" svg:viewBox="0 0 453 1">
          <text:p/>
        </draw:connector>
        <draw:connector draw:style-name="gr17" draw:text-style-name="P1" draw:layer="layout" draw:type="line" svg:x1="16.782cm" svg:y1="13.45cm" svg:x2="17.234cm" svg:y2="13.45cm" draw:start-shape="id38" draw:start-glue-point="10" draw:end-shape="id39" draw:end-glue-point="6" svg:d="M16782 13450h452" svg:viewBox="0 0 453 1">
          <text:p/>
        </draw:connector>
        <draw:connector draw:style-name="gr17" draw:text-style-name="P1" draw:layer="layout" draw:type="line" svg:x1="17.595cm" svg:y1="13.45cm" svg:x2="18.137cm" svg:y2="13.451cm" draw:start-shape="id39" draw:start-glue-point="10" draw:end-shape="id35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1cm" svg:x2="13.319cm" svg:y2="13.448cm">
          <text:p/>
        </draw:line>
        <draw:connector draw:style-name="gr17" draw:text-style-name="P1" draw:layer="layout" draw:type="line" svg:x1="8.922cm" svg:y1="13.45cm" svg:x2="9.284cm" svg:y2="13.45cm" draw:start-shape="id32" draw:start-glue-point="10" draw:end-shape="id40" draw:end-glue-point="6" svg:d="M8922 13450h362" svg:viewBox="0 0 363 1">
          <text:p/>
        </draw:connector>
        <draw:connector draw:style-name="gr17" draw:text-style-name="P1" draw:layer="layout" draw:type="line" svg:x1="9.645cm" svg:y1="13.45cm" svg:x2="10.007cm" svg:y2="13.449cm" draw:start-shape="id40" draw:start-glue-point="10" draw:end-shape="id33" svg:d="M9645 13450l362-1" svg:viewBox="0 0 363 2">
          <text:p/>
        </draw:connector>
        <draw:line draw:style-name="gr19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6cm" svg:x2="14.854cm" svg:y2="13.463cm">
          <text:p/>
        </draw:line>
        <draw:line draw:style-name="gr19" draw:text-style-name="P1" draw:layer="layout" svg:x1="14.843cm" svg:y1="14.375cm" svg:x2="14.843cm" svg:y2="13.452cm">
          <text:p/>
        </draw:line>
        <draw:frame draw:name="trashcan.svg" draw:style-name="gr7" draw:text-style-name="P1" xml:id="id41" draw:id="id41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9cm" svg:x2="19.236cm" svg:y2="15.063cm" draw:start-shape="id35" draw:start-glue-point="2" draw:end-shape="id41" draw:end-glue-point="0" svg:d="M19221 14449l15 614" svg:viewBox="0 0 16 615">
          <text:p/>
        </draw:connector>
        <draw:connector draw:style-name="gr20" draw:text-style-name="P1" draw:layer="layout" draw:type="line" svg:x1="20.035cm" svg:y1="10.75cm" svg:x2="25.929cm" svg:y2="10.753cm" draw:start-shape="id36" draw:start-glue-point="1" svg:d="M20035 10750l5894 3" svg:viewBox="0 0 5895 4">
          <text:p/>
        </draw:connector>
        <draw:custom-shape draw:style-name="gr21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8" draw:layer="layout" svg:width="9.815cm" svg:height="1.847cm" svg:x="9.3cm" svg:y="6.7cm">
          <draw:text-box>
            <text:p><text:span text:style-name="T2">DRAFT STATE</text:span></text:p>
          </draw:text-box>
        </draw:frame>
        <draw:connector draw:style-name="gr20" draw:text-style-name="P1" draw:layer="layout" draw:type="line" svg:x1="1.947cm" svg:y1="10.735cm" svg:x2="6.622cm" svg:y2="10.75cm" draw:end-shape="id31" draw:end-glue-point="3" svg:d="M1947 10735l4675 15" svg:viewBox="0 0 4676 16">
          <text:p/>
        </draw:connector>
        <draw:frame draw:style-name="gr23" draw:text-style-name="P9" draw:layer="layout" svg:width="2.407cm" svg:height="0.971cm" svg:x="1.669cm" svg:y="9.73cm">
          <draw:text-box>
            <text:p><text:span text:style-name="T3">DRAFT</text:span></text:p>
          </draw:text-box>
        </draw:frame>
        <draw:frame draw:style-name="gr30" draw:text-style-name="P9" draw:layer="layout" svg:width="3.931cm" svg:height="0.971cm" svg:x="22.7cm" svg:y="9.601cm">
          <draw:text-box>
            <text:p><text:span text:style-name="T3">RELEASE.n</text:span></text:p>
          </draw:text-box>
        </draw:frame>
        <draw:frame draw:name="bell.svg" draw:style-name="gr7" draw:text-style-name="P1" draw:layer="layout" svg:width="0.612cm" svg:height="0.7cm" svg:x="6.988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8.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  <draw:page draw:name="page4" draw:style-name="dp1" draw:master-page-name="Default">
        <draw:g xml:id="id51" draw:id="id51">
          <draw:g>
            <draw:g>
              <draw:custom-shape draw:style-name="gr9" draw:text-style-name="P5" xml:id="id42" draw:id="id42" draw:layer="layout" svg:width="0.231cm" svg:height="0.224cm" svg:x="6.855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3" draw:id="id43" draw:layer="layout" svg:width="0.231cm" svg:height="0.224cm" svg:x="7.668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4" draw:id="id44" draw:layer="layout" svg:width="0.231cm" svg:height="0.223cm" svg:x="7.668cm" svg:y="10.9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6cm" svg:x2="7.668cm" svg:y2="10.526cm" draw:start-shape="id42" draw:start-glue-point="10" draw:end-shape="id43" draw:end-glue-point="6" svg:d="M7086 10526h582" svg:viewBox="0 0 583 1">
                <text:p/>
              </draw:connector>
              <draw:connector draw:style-name="gr10" draw:text-style-name="P1" draw:layer="layout" draw:type="curve" svg:x1="7.086cm" svg:y1="10.526cm" svg:x2="7.668cm" svg:y2="11.085cm" draw:start-shape="id42" draw:start-glue-point="10" draw:end-shape="id44" draw:end-glue-point="6" svg:d="M7086 10526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54" draw:id="id54">
          <draw:custom-shape draw:style-name="gr9" draw:text-style-name="P5" xml:id="id45" draw:id="id45" draw:layer="layout" svg:width="0.231cm" svg:height="0.224cm" svg:x="11.502cm" svg:y="13.11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46" draw:id="id46" draw:layer="layout" svg:width="0.231cm" svg:height="0.223cm" svg:x="11.502cm" svg:y="13.67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4cm" svg:x2="11.734cm" svg:y2="13.224cm" draw:end-shape="id45" draw:end-glue-point="6" svg:d="M12326 13224h-592" svg:viewBox="0 0 593 1">
            <text:p/>
          </draw:connector>
          <draw:custom-shape draw:style-name="gr12" draw:text-style-name="P6" draw:layer="layout" svg:width="1.626cm" svg:height="1.563cm" svg:x="11.164cm" svg:y="12.66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4cm" svg:y1="13.783cm" svg:x2="12.439cm" svg:y2="13.466cm" draw:start-shape="id46" draw:start-glue-point="6" draw:end-shape="id47" draw:end-glue-point="7" svg:d="M11734 13783c470 0 705-105 705-317" svg:viewBox="0 0 706 318">
            <text:p/>
          </draw:connector>
          <draw:custom-shape draw:style-name="gr15" draw:text-style-name="P7" xml:id="id47" draw:id="id47" draw:layer="layout" svg:width="0.181cm" svg:height="0.137cm" svg:x="12.349cm" svg:y="13.32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52" draw:id="id52" draw:layer="layout" svg:width="0.361cm" svg:height="0.347cm" svg:x="8.56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6" draw:id="id56">
          <draw:g>
            <draw:g>
              <draw:custom-shape draw:style-name="gr9" draw:text-style-name="P5" xml:id="id48" draw:id="id48" draw:layer="layout" svg:width="0.232cm" svg:height="0.224cm" svg:x="19.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9" draw:id="id49" draw:layer="layout" svg:width="0.232cm" svg:height="0.224cm" svg:x="18.7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50" draw:id="id50" draw:layer="layout" svg:width="0.232cm" svg:height="0.223cm" svg:x="18.757cm" svg:y="10.97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6cm" svg:x2="18.989cm" svg:y2="10.526cm" draw:start-shape="id48" draw:start-glue-point="10" draw:end-shape="id49" draw:end-glue-point="6" svg:d="M19570 10526h-581" svg:viewBox="0 0 582 1">
                <text:p/>
              </draw:connector>
              <draw:connector draw:style-name="gr10" draw:text-style-name="P1" draw:layer="layout" draw:type="curve" svg:x1="19.57cm" svg:y1="10.526cm" svg:x2="18.989cm" svg:y2="11.085cm" draw:start-shape="id48" draw:start-glue-point="10" draw:end-shape="id50" draw:end-glue-point="6" svg:d="M19570 10526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49cm" svg:x2="18.409cm" svg:y2="10.749cm" draw:start-shape="id51" draw:start-glue-point="1" svg:d="M8248 10749h10161" svg:viewBox="0 0 10162 1">
          <text:p/>
        </draw:connector>
        <draw:connector draw:style-name="gr16" draw:text-style-name="P1" draw:layer="layout" draw:type="curve" svg:x1="7.435cm" svg:y1="11.531cm" svg:x2="8.561cm" svg:y2="13.449cm" draw:start-shape="id51" draw:start-glue-point="2" draw:end-shape="id52" draw:end-glue-point="6" svg:d="M7435 11531c0 1279 375 1918 1126 1918" svg:viewBox="0 0 1127 1919">
          <text:p/>
        </draw:connector>
        <draw:custom-shape draw:style-name="gr9" draw:text-style-name="P5" xml:id="id60" draw:id="id60" draw:layer="layout" svg:width="0.361cm" svg:height="0.347cm" svg:x="9.28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3" draw:id="id53" draw:layer="layout" svg:width="0.361cm" svg:height="0.347cm" svg:x="10.007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49cm" svg:x2="11.164cm" svg:y2="13.447cm" draw:start-shape="id53" draw:start-glue-point="10" draw:end-shape="id54" draw:end-glue-point="3" svg:d="M10368 13449c576 0 178-2 796-2" svg:viewBox="0 0 797 3">
          <text:p/>
        </draw:connector>
        <draw:g xml:id="id55" draw:id="id55">
          <draw:custom-shape draw:style-name="gr18" draw:text-style-name="P1" draw:layer="layout" svg:width="2.169cm" svg:height="1.996cm" svg:x="18.137cm" svg:y="12.4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8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7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2cm" svg:x2="19.222cm" svg:y2="11.531cm" draw:start-shape="id55" draw:start-glue-point="0" draw:end-shape="id56" draw:end-glue-point="2" svg:d="M19221 12452l1-921" svg:viewBox="0 0 2 922">
          <text:p/>
        </draw:connector>
        <draw:connector draw:style-name="gr17" draw:text-style-name="P1" draw:layer="layout" draw:type="line" svg:x1="12.79cm" svg:y1="13.447cm" svg:x2="15.613cm" svg:y2="13.428cm" draw:start-shape="id54" draw:start-glue-point="1" svg:d="M12790 13447l2823-19" svg:viewBox="0 0 2824 20">
          <text:p/>
        </draw:connector>
        <draw:custom-shape draw:style-name="gr9" draw:text-style-name="P5" xml:id="id57" draw:id="id57" draw:layer="layout" svg:width="0.361cm" svg:height="0.347cm" svg:x="15.608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8" draw:id="id58" draw:layer="layout" svg:width="0.361cm" svg:height="0.347cm" svg:x="16.42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9" draw:id="id59" draw:layer="layout" svg:width="0.361cm" svg:height="0.347cm" svg:x="17.23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49cm" svg:x2="16.421cm" svg:y2="13.449cm" draw:start-shape="id57" draw:start-glue-point="10" draw:end-shape="id58" draw:end-glue-point="6" svg:d="M15969 13449h452" svg:viewBox="0 0 453 1">
          <text:p/>
        </draw:connector>
        <draw:connector draw:style-name="gr17" draw:text-style-name="P1" draw:layer="layout" draw:type="line" svg:x1="16.782cm" svg:y1="13.449cm" svg:x2="17.234cm" svg:y2="13.449cm" draw:start-shape="id58" draw:start-glue-point="10" draw:end-shape="id59" draw:end-glue-point="6" svg:d="M16782 13449h452" svg:viewBox="0 0 453 1">
          <text:p/>
        </draw:connector>
        <draw:connector draw:style-name="gr17" draw:text-style-name="P1" draw:layer="layout" draw:type="line" svg:x1="17.595cm" svg:y1="13.449cm" svg:x2="18.137cm" svg:y2="13.45cm" draw:start-shape="id59" draw:start-glue-point="10" draw:end-shape="id55" draw:end-glue-point="3" svg:d="M17595 13449l542 1" svg:viewBox="0 0 543 2">
          <text:p/>
        </draw:connector>
        <draw:frame draw:name="issue-opened.svg" draw:style-name="gr7" draw:text-style-name="P1" draw:layer="layout" svg:width="0.784cm" svg:height="0.854cm" svg:x="12.927cm" svg:y="14.31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8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cm" svg:x2="13.319cm" svg:y2="13.447cm">
          <text:p/>
        </draw:line>
        <draw:connector draw:style-name="gr17" draw:text-style-name="P1" draw:layer="layout" draw:type="line" svg:x1="8.922cm" svg:y1="13.449cm" svg:x2="9.284cm" svg:y2="13.449cm" draw:start-shape="id52" draw:start-glue-point="10" draw:end-shape="id60" draw:end-glue-point="6" svg:d="M8922 13449h362" svg:viewBox="0 0 363 1">
          <text:p/>
        </draw:connector>
        <draw:connector draw:style-name="gr17" draw:text-style-name="P1" draw:layer="layout" draw:type="line" svg:x1="9.645cm" svg:y1="13.449cm" svg:x2="10.007cm" svg:y2="13.448cm" draw:start-shape="id60" draw:start-glue-point="10" draw:end-shape="id53" svg:d="M9645 13449l362-1" svg:viewBox="0 0 363 2">
          <text:p/>
        </draw:connector>
        <draw:line draw:style-name="gr19" draw:text-style-name="P1" draw:layer="layout" svg:x1="17.776cm" svg:y1="14.403cm" svg:x2="17.776cm" svg:y2="13.48cm">
          <text:p/>
        </draw:line>
        <draw:frame draw:name="comment-discussion.svg" draw:style-name="gr7" draw:text-style-name="P1" draw:layer="layout" svg:width="0.903cm" svg:height="0.868cm" svg:x="13.53cm" svg:y="13.622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59cm" svg:x2="13.307cm" svg:y2="13.436cm">
          <text:p/>
        </draw:line>
        <draw:frame draw:name="comment-discussion.svg" draw:style-name="gr7" draw:text-style-name="P1" draw:layer="layout" svg:width="0.903cm" svg:height="0.868cm" svg:x="15.247cm" svg:y="13.709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1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5cm" svg:x2="14.854cm" svg:y2="13.462cm">
          <text:p/>
        </draw:line>
        <draw:line draw:style-name="gr19" draw:text-style-name="P1" draw:layer="layout" svg:x1="14.843cm" svg:y1="14.374cm" svg:x2="14.843cm" svg:y2="13.451cm">
          <text:p/>
        </draw:line>
        <draw:frame draw:name="trashcan.svg" draw:style-name="gr7" draw:text-style-name="P1" xml:id="id61" draw:id="id61" draw:layer="layout" svg:width="1.064cm" svg:height="1.338cm" svg:x="18.704cm" svg:y="15.06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8cm" svg:x2="19.236cm" svg:y2="15.062cm" draw:start-shape="id55" draw:start-glue-point="2" draw:end-shape="id61" draw:end-glue-point="0" svg:d="M19221 14448l15 614" svg:viewBox="0 0 16 615">
          <text:p/>
        </draw:connector>
        <draw:connector draw:style-name="gr20" draw:text-style-name="P1" draw:layer="layout" draw:type="line" svg:x1="20.035cm" svg:y1="10.749cm" svg:x2="25.929cm" svg:y2="10.752cm" draw:start-shape="id56" draw:start-glue-point="1" svg:d="M20035 10749l5894 3" svg:viewBox="0 0 5895 4">
          <text:p/>
        </draw:connector>
        <draw:custom-shape draw:style-name="gr34" draw:text-style-name="P1" draw:layer="layout" svg:width="16.9cm" svg:height="14.8cm" svg:x="5.7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8" draw:layer="layout" svg:width="11.509cm" svg:height="1.847cm" svg:x="8.3cm" svg:y="6.7cm">
          <draw:text-box>
            <text:p><text:span text:style-name="T2">RELEASE STATE</text:span></text:p>
          </draw:text-box>
        </draw:frame>
        <draw:connector draw:style-name="gr20" draw:text-style-name="P1" draw:layer="layout" draw:type="line" svg:x1="1.947cm" svg:y1="10.734cm" svg:x2="6.622cm" svg:y2="10.749cm" draw:end-shape="id51" draw:end-glue-point="3" svg:d="M1947 10734l4675 15" svg:viewBox="0 0 4676 16">
          <text:p/>
        </draw:connector>
        <draw:frame draw:style-name="gr30" draw:text-style-name="P9" draw:layer="layout" svg:width="3.931cm" svg:height="0.971cm" svg:x="1.669cm" svg:y="9.729cm">
          <draw:text-box>
            <text:p><text:span text:style-name="T3">RELEASE.n</text:span></text:p>
          </draw:text-box>
        </draw:frame>
        <draw:frame draw:style-name="gr36" draw:text-style-name="P9" draw:layer="layout" svg:width="4.693cm" svg:height="0.971cm" svg:x="22.4cm" svg:y="9.7cm">
          <draw:text-box>
            <text:p><text:span text:style-name="T3">RELEASE.n+1</text:span></text:p>
          </draw:text-box>
        </draw:frame>
        <draw:frame draw:name="issue-opened.svg" draw:style-name="gr7" draw:text-style-name="P1" draw:layer="layout" svg:width="0.784cm" svg:height="0.854cm" svg:x="2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2.696cm" svg:y1="11.689cm" svg:x2="2.696cm" svg:y2="10.766cm">
          <text:p/>
        </draw:line>
        <draw:frame draw:name="issue-opened.svg" draw:style-name="gr7" draw:text-style-name="P1" draw:layer="layout" svg:width="0.784cm" svg:height="0.854cm" svg:x="3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3.696cm" svg:y1="11.689cm" svg:x2="3.696cm" svg:y2="10.766cm">
          <text:p/>
        </draw:line>
        <draw:frame draw:name="issue-opened.svg" draw:style-name="gr7" draw:text-style-name="P1" draw:layer="layout" svg:width="0.784cm" svg:height="0.854cm" svg:x="4.9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5.28cm" svg:y1="11.689cm" svg:x2="5.28cm" svg:y2="10.766cm">
          <text:p/>
        </draw:line>
        <draw:frame draw:style-name="gr37" draw:text-style-name="P9" draw:layer="layout" svg:width="5.074cm" svg:height="1.691cm" svg:x="1.769cm" svg:y="12.629cm">
          <draw:text-box>
            <text:p><text:span text:style-name="T3">accumulating</text:span></text:p>
            <text:p><text:span text:style-name="T3">issues</text:span></text:p>
          </draw:text-box>
        </draw:frame>
        <draw:frame draw:name="bell.svg" draw:style-name="gr7" draw:text-style-name="P1" draw:layer="layout" svg:width="0.612cm" svg:height="0.7cm" svg:x="7.088cm" svg:y="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688cm" svg:y="11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9.988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5:08:22.328000000</meta:creation-date>
    <dc:date>2017-04-29T15:41:30.079000000</dc:date>
    <meta:editing-duration>PT4H2S</meta:editing-duration>
    <meta:editing-cycles>13</meta:editing-cycles>
    <meta:generator>LibreOffice/5.2.6.2$Windows_x86 LibreOffice_project/a3100ed2409ebf1c212f5048fbe377c281438fdc</meta:generator>
    <meta:document-statistic meta:object-count="247"/>
  </office:meta>
</office:document-meta>
</file>